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Simplified Arabic" svg:font-family="'Simplified Arabic'" style:font-adornments="Regular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co1" style:family="table-column">
      <style:table-column-properties fo:break-before="auto" style:column-width="0.7925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4591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0.9398in"/>
    </style:style>
    <style:style style:name="co6" style:family="table-column">
      <style:table-column-properties fo:break-before="auto" style:column-width="1.5075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202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Package 1 Securty I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2 API &amp; Interf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3 C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4 Product &amp; Offer Manag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5 Order Manag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6 Inventory &amp; Resources Ma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7 Chrging &amp; Rating Ma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8 Billing &amp; Invoic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9 Workforce &amp; Field Service Ma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13 Payment Ma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10 Analytics &amp; Repor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11 Comm &amp; Document Ma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Package 12 Cust Service &amp; Sup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style-name="Header" office:value-type="string" calcext:value-type="string">
            <text:p>FR ID</text:p>
          </table:table-cell>
          <table:table-cell table:style-name="Header" office:value-type="string" calcext:value-type="string">
            <text:p>Package</text:p>
          </table:table-cell>
          <table:table-cell table:style-name="Header" office:value-type="string" calcext:value-type="string">
            <text:p>Title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Target Release</text:p>
          </table:table-cell>
          <table:table-cell table:style-name="Header" office:value-type="string" calcext:value-type="string">
            <text:p>Source</text:p>
          </table:table-cell>
          <table:table-cell table:style-name="Header" office:value-type="string" calcext:value-type="string">
            <text:p>Domain</text:p>
          </table:table-cell>
          <table:table-cell table:style-name="Header" office:value-type="string" calcext:value-type="string">
            <text:p>Description</text:p>
          </table:table-cell>
          <table:table-cell table:style-name="Header" table:number-columns-repeated="5"/>
        </table:table-row>
        <table:table-row-group table:display="false">
          <table:table-row table:style-name="ro2" table:visibility="filter">
            <table:table-cell table:style-name="Result" office:value-type="float" office:value="1" calcext:value-type="float">
              <text:p>1</text:p>
            </table:table-cell>
            <table:table-cell table:number-columns-repeated="13"/>
          </table:table-row>
        </table:table-row-group>
        <table:table-row table:style-name="ro2">
          <table:table-cell table:style-name="ce1"/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Normal_20_Data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formula="of:=SUBTOTAL(2;[.A1:.A2])"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  <table:database-ranges>
        <table:database-range table:name="__Anonymous_DB__1" table:target-range-address="'Package 1 Securty IAM'.A1:'Package 1 Securty IAM'.A3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count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Simplified Arabic" svg:font-family="'Simplified Arabic'" style:font-adornments="Regular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Tahoma" style:font-size-complex="10pt" style:language-complex="ar" style:country-complex="A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A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er" style:family="table-cell" style:parent-style-name="Default">
      <style:table-cell-properties fo:background-color="#c0c0c0"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Times New Roman1" fo:font-family="'Times New Roman'" style:font-style-name="Bold" style:font-family-generic="roman" style:font-pitch="variable" fo:font-size="16pt" fo:font-weight="bold" style:font-name-asian="Simplified Arabic" style:font-family-asian="'Simplified Arabic'" style:font-style-name-asian="Regular" style:font-family-generic-asian="roman" style:font-pitch-asian="variable" style:font-name-complex="Simplified Arabic" style:font-family-complex="'Simplified Arabic'" style:font-style-name-complex="Regular" style:font-family-generic-complex="roman" style:font-pitch-complex="variable" style:font-size-complex="16pt"/>
    </style:style>
    <style:style style:name="Normal_20_Data" style:display-name="Normal Data" style:family="table-cell" style:parent-style-name="Default">
      <style:text-properties style:font-name="Times New Roman" fo:font-family="'Times New Roman'" style:font-style-name="Regular" style:font-family-generic="roman" style:font-pitch="variable" fo:font-size="12pt" style:font-name-asian="Simplified Arabic" style:font-family-asian="'Simplified Arabic'" style:font-style-name-asian="Regular" style:font-family-generic-asian="roman" style:font-pitch-asian="variable" style:font-name-complex="Simplified Arabic" style:font-family-complex="'Simplified Arabic'" style:font-style-name-complex="Regular" style:font-family-generic-complex="roman" style:font-pitch-complex="variable" style:font-size-complex="12pt"/>
    </style:style>
    <style:style style:name="Numeric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Times New Roman" fo:font-family="'Times New Roman'" style:font-style-name="Regular" style:font-family-generic="roman" style:font-pitch="variable" fo:font-size="12pt" style:font-name-asian="Simplified Arabic" style:font-family-asian="'Simplified Arabic'" style:font-style-name-asian="Regular" style:font-family-generic-asian="roman" style:font-pitch-asian="variable" style:font-name-complex="Simplified Arabic" style:font-family-complex="'Simplified Arabic'" style:font-style-name-complex="Regular" style:font-family-generic-complex="roman" style:font-pitch-complex="variable" style:font-size-complex="12pt"/>
    </style:style>
    <style:style style:name="Dates" style:family="table-cell" style:parent-style-name="Default">
      <style:text-properties style:font-name="Times New Roman" fo:font-family="'Times New Roman'" style:font-style-name="Regular" style:font-family-generic="roman" style:font-pitch="variable" style:font-name-asian="Simplified Arabic" style:font-family-asian="'Simplified Arabic'" style:font-style-name-asian="Regular" style:font-family-generic-asian="roman" style:font-pitch-asian="variable" style:font-name-complex="Simplified Arabic" style:font-family-complex="'Simplified Arabic'" style:font-style-name-complex="Regular" style:font-family-generic-complex="roman" style:font-pitch-complex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4:10:36.42317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anad AlArousi</meta:initial-creator>
    <meta:creation-date>2026-02-25T13:52:32.728568700</meta:creation-date>
    <dc:date>2026-02-25T15:26:39.789365200</dc:date>
    <dc:creator>Sanad AlArousi</dc:creator>
    <meta:editing-duration>PT17M57S</meta:editing-duration>
    <meta:editing-cycles>2</meta:editing-cycles>
    <meta:generator>LibreOffice/26.2.0.3$Windows_X86_64 LibreOffice_project/620$Build-3</meta:generator>
    <meta:document-statistic meta:table-count="13" meta:cell-count="143" meta:object-count="0"/>
  </office:meta>
</office:document-meta>
</file>